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volution.master.po</text:p>
          </table:table-cell>
          <table:table-cell office:value-type="float" office:value="520" calcext:value-type="float">
            <text:p>520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string" calcext:value-type="string">
            <text:p>locations.main.po</text:p>
          </table:table-cell>
          <table:table-cell office:value-type="float" office:value="198" calcext:value-type="float">
            <text:p>198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glade.master.po</text:p>
          </table:table-cell>
          <table:table-cell office:value-type="float" office:value="151" calcext:value-type="float">
            <text:p>151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gnome-control-center.main.po</text:p>
          </table:table-cell>
          <table:table-cell office:value-type="float" office:value="146" calcext:value-type="float">
            <text:p>146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gnome-builder.main.po</text:p>
          </table:table-cell>
          <table:table-cell office:value-type="float" office:value="87" calcext:value-type="float">
            <text:p>87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orca.master.po</text:p>
          </table:table-cell>
          <table:table-cell office:value-type="float" office:value="65" calcext:value-type="float">
            <text:p>65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nautilus.master.po</text:p>
          </table:table-cell>
          <table:table-cell office:value-type="float" office:value="60" calcext:value-type="float">
            <text:p>60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piphany.master.po</text:p>
          </table:table-cell>
          <table:table-cell office:value-type="float" office:value="56" calcext:value-type="float">
            <text:p>5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gtk.gtk-3-24.po</text:p>
          </table:table-cell>
          <table:table-cell office:value-type="float" office:value="50" calcext:value-type="float">
            <text:p>50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gtk.main.po</text:p>
          </table:table-cell>
          <table:table-cell office:value-type="float" office:value="48" calcext:value-type="float">
            <text:p>48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brasero.master.po</text:p>
          </table:table-cell>
          <table:table-cell office:value-type="float" office:value="46" calcext:value-type="float">
            <text:p>4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evince.main.po</text:p>
          </table:table-cell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glib.main.po</text:p>
          </table:table-cell>
          <table:table-cell office:value-type="float" office:value="41" calcext:value-type="float">
            <text:p>41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gnome-calendar.main.po</text:p>
          </table:table-cell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gnome-terminal.master.po</text:p>
          </table:table-cell>
          <table:table-cell office:value-type="float" office:value="41" calcext:value-type="float">
            <text:p>4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gnome-contacts.main.po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gnome-shell.main.po</text:p>
          </table:table-cell>
          <table:table-cell office:value-type="float" office:value="36" calcext:value-type="float">
            <text:p>3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gnome-disk-utility.master.po</text:p>
          </table:table-cell>
          <table:table-cell office:value-type="float" office:value="31" calcext:value-type="float">
            <text:p>3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eahorse.main.po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gnome-photos.master.po</text:p>
          </table:table-cell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gnome-color-manager.master.po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gnome-software.main.po</text:p>
          </table:table-cell>
          <table:table-cell office:value-type="float" office:value="25" calcext:value-type="float">
            <text:p>25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gitg.master.po</text:p>
          </table:table-cell>
          <table:table-cell office:value-type="float" office:value="24" calcext:value-type="float">
            <text:p>2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gnome-calculator.master.po</text:p>
          </table:table-cell>
          <table:table-cell office:value-type="float" office:value="24" calcext:value-type="float">
            <text:p>2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gnome-text-editor.main.po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gnome-tetravex.master.po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otem.master.po</text:p>
          </table:table-cell>
          <table:table-cell office:value-type="float" office:value="22" calcext:value-type="float">
            <text:p>2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gnome-boxes.main.po</text:p>
          </table:table-cell>
          <table:table-cell office:value-type="float" office:value="21" calcext:value-type="float">
            <text:p>2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gnome-nibbles.master.po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nome-maps.main.po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og.master.po</text:p>
          </table:table-cell>
          <table:table-cell office:value-type="float" office:value="19" calcext:value-type="float">
            <text:p>1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iagno.master.po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ile-roller.master.po</text:p>
          </table:table-cell>
          <table:table-cell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gnome-logs.master.po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gnome-nettool.master.po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gnome-system-monitor.master.po</text:p>
          </table:table-cell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gnome-taquin.master.po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imple-scan.master.po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gcr.master.po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gnome-settings-daemon.master.po</text:p>
          </table:table-cell>
          <table:table-cell office:value-type="float" office:value="14" calcext:value-type="float">
            <text:p>1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connections.master.po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nome-online-accounts.master.po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dconf-editor.master.po</text:p>
          </table:table-cell>
          <table:table-cell office:value-type="float" office:value="12" calcext:value-type="float">
            <text:p>1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four-in-a-row.master.po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nome-tweaks.master.po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gnome-keyring.master.po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vfs.master.po</text:p>
          </table:table-cell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libgweather.main.po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gnome-music.master.po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racker-miners.master.po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gnome-dictionary.master.po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gsettings-desktop-schemas.master.po</text:p>
          </table:table-cell>
          <table:table-cell office:value-type="float" office:value="9" calcext:value-type="float">
            <text:p>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console.main.po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nome-clocks.master.po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nome-initial-setup.master.po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folks.master.po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nome-font-viewer.main.po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zenity.master.po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gnome-bluetooth.master.po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nome-chess.master.po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mutter.main.po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rygel.master.po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tracker.master.po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evhelp.main.po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aobab.main.po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volution-data-server.master.po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dk-pixbuf.master.po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yelp.master.po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dm.main.po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lib-networking.master.po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SUM([.B1:.B70])" office:value-type="float" office:value="2357" calcext:value-type="float">
            <text:p>2357</text:p>
          </table:table-cell>
          <table:table-cell table:formula="of:=SUM([.C1:.C70])" office:value-type="float" office:value="37563" calcext:value-type="float">
            <text:p>37563</text:p>
          </table:table-cell>
        </table:table-row>
      </table:table>
      <table:named-expressions/>
      <table:database-ranges>
        <table:database-range table:name="__Anonymous_Sheet_DB__0" table:target-range-address="Sheet1.A1:Sheet1.C7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5:57:45.898634723</meta:creation-date>
    <dc:date>2022-07-28T17:10:41.250242507</dc:date>
    <meta:editing-duration>PT1H1M55S</meta:editing-duration>
    <meta:editing-cycles>1</meta:editing-cycles>
    <meta:document-statistic meta:table-count="1" meta:cell-count="212" meta:object-count="0"/>
    <meta:generator>LibreOffice/7.3.4.2$Linux_X86_64 LibreOffice_project/30$Build-2</meta:generator>
  </office:meta>
</office:document-meta>
</file>